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6.55cm"/>
    </style:style>
    <style:style style:name="P1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cm" svg:height="6.827cm" svg:x="1.1cm" svg:y="8.7cm">
          <draw:text-box>
            <text:p text:style-name="P1"><text:span text:style-name="T1">248657416;23033;0xe07a30;LOG;;ffmpeg;gstffmpegdec.c;948;alloc_output_buffer;ffdec_h2640;'calling pad_alloc'</text:span></text:p>
            <text:p text:style-name="P1"><text:span text:style-name="T1">247972644;23033;0xe07ad0;LOG;;qtdemux;qtdemux.c;3761;gst_qtdemux_loop_state_movie;demuxer;'reading 109 bytes @ 138994'</text:span></text:p>
            <text:p text:style-name="P1"><text:span text:style-name="T1">248921074;23033;0xe07ad0;LOG;;filesrc;gstfilesrc.c;829;gst_file_src_create_read;filesrc0;'Reading 109 bytes at offset 0x21ef2'</text:span></text:p>
            <text:p text:style-name="P1"><text:span text:style-name="T1">249040989;23033;0xe07a30;LOG;;ffmpeg;gstffmpegdec.c;1618;get_output_buffer;ffdec_h2640;'linsize 672 336 336'</text:span></text:p>
            <text:p text:style-name="P1"><text:span text:style-name="T1">249040959;23033;0xe07ad0;LOG;;qtdemux;qtdemux.c;3686;gst_qtdemux_decorate_and_push_buffer;demuxer;'Pushing buffer with time 0:00:01.001000000, duration 0:00:00.033000000 on pad video_00'</text:span></text:p>
            <text:p text:style-name="P1"><text:span text:style-name="T1">249097587;23033;0xe07a30;LOG;;ffmpeg;gstffmpegdec.c;1621;get_output_buffer;ffdec_h2640;'data 0 3804454968 3804525272'</text:span></text:p>
            <text:p text:style-name="P1"><text:span text:style-name="T1">249151834;23033;0xe07ad0;LOG;;queue;gstqueue.c;656;apply_buffer;queue1;'last_stop updated to 0:00:01.034000000'</text:span></text:p>
            <text:p text:style-name="P1"><text:span text:style-name="T1">249259043;23033;0xe07ad0;LOG;;queue;gstqueue.c;588;update_time_level;queue1;'sink 0:00:01.034000000, src 0:00:00.067000000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K </meta:initial-creator>
    <meta:creation-date>2014-03-30T15:00:36</meta:creation-date>
    <dc:date>2014-03-31T09:11:08</dc:date>
    <dc:creator>cK </dc:creator>
    <meta:editing-duration>PT17H55M22S</meta:editing-duration>
    <meta:editing-cycles>1</meta:editing-cycles>
    <meta:document-statistic meta:object-count="1"/>
    <meta:generator>LibreOffice/3.5$Linux_X86_64 LibreOffice_project/350m1$Build-2</meta:generator>
  </office:meta>
</office:document-meta>
</file>